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380" officeooo:paragraph-rsid="001de3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On dissout la caséine car elle permet "d'agglomérer" la matière grasse. </text:p>
      <text:p text:style-name="P1">Si on laisse la protéine, on ne pourra pas doser la matière grasse. Puis on essaie de séparer la matière grasse de la phase acqueuse du lait pour qu'elle remonte dans le tube dans le but de directement lire la quantité qu'il y en a, dans un volume donné. <text:s/></text:p>
      <text:p text:style-name="P1">L'isoamylique permet de séparer la matière grasse en changeant la densité de celle-ci. <text:s/></text:p>
      <text:p text:style-name="P1">On lit la quantité de matière grasse par différence de hauteur en le haut et la limite inférieur de la matière grasse dans la colonn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53:09.809393806</meta:creation-date>
    <dc:date>2017-12-11T09:53:58.877388286</dc:date>
    <meta:editing-duration>PT49S</meta:editing-duration>
    <meta:editing-cycles>1</meta:editing-cycles>
    <meta:document-statistic meta:table-count="0" meta:image-count="0" meta:object-count="0" meta:page-count="1" meta:paragraph-count="4" meta:word-count="98" meta:character-count="552" meta:non-whitespace-character-count="451"/>
    <meta:generator>LibreOffice/5.3.7.2.0$Linux_X86_64 LibreOffice_project/30m0$Build-2</meta:generator>
  </office:meta>
</office:document-meta>
</file>